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b2f4" officeooo:paragraph-rsid="0004b2f4"/>
    </style:style>
    <style:style style:name="P2" style:family="paragraph" style:parent-style-name="Standard">
      <style:text-properties officeooo:rsid="0005e81c" officeooo:paragraph-rsid="0005e81c"/>
    </style:style>
    <style:style style:name="P3" style:family="paragraph" style:parent-style-name="Standard">
      <style:text-properties officeooo:rsid="0007aacf" officeooo:paragraph-rsid="0007aacf"/>
    </style:style>
    <style:style style:name="P4" style:family="paragraph" style:parent-style-name="Standard">
      <style:text-properties officeooo:rsid="000943dd" officeooo:paragraph-rsid="000943dd"/>
    </style:style>
    <style:style style:name="T1" style:family="text">
      <style:text-properties officeooo:rsid="000a2a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DING CONNECTION:</text:p>
      <text:p text:style-name="P1"/>
      <text:p text:style-name="P2">LEG:</text:p>
      <text:p text:style-name="P2">23" section of 4" square tube, 4" out of top for pin hole </text:p>
      <text:p text:style-name="P2">5'5" of leg</text:p>
      <text:p text:style-name="P2"/>
      <text:p text:style-name="P2">19" between top of leg and bottom of leg</text:p>
      <text:p text:style-name="P2"/>
      <text:p text:style-name="P1">1/8" fillet on 1/8" material</text:p>
      <text:p text:style-name="P1">7018 has tensile strength of 70,000 psi</text:p>
      <text:p text:style-name="P4">A36 has a <text:span text:style-name="T1">min yield strength of 36 ksi and 58-80ksi ultimate tensile strength</text:span></text:p>
      <text:p text:style-name="P4"/>
      <text:p text:style-name="P1"/>
      <text:p text:style-name="P2">THE RESEARCH QUESTIONS:</text:p>
      <text:p text:style-name="P3">- What are the definitions of t, y, k, and cross connections?</text:p>
      <text:p text:style-name="P4">- What kind of connection are we looking at?</text:p>
      <text:p text:style-name="P4"><text:tab/>- We are dealing with a truss-like connection, which would be a shear connection.</text:p>
      <text:p text:style-name="P2">- What is the allowable strength of a lap weld in tension?</text:p>
      <text:p text:style-name="P3"><text:tab/></text:p>
      <text:p text:style-name="P2">- What is the buckling strength of a T-connection at 35 deg in tension?</text:p>
      <text:p text:style-name="P3"><text:tab/>Relevant section: p. 16.1-140; chapter K, section 3b "specification for structural steel buildings"</text:p>
      <text:p text:style-name="P3"/>
      <text:p text:style-name="P2">- What is the allowable tension on a joint of mismatched 1.5" and 2" 1/8 wall tubing?</text:p>
      <text:p text:style-name="P2">- What is the punch strength of the tubing?</text:p>
      <text:p text:style-name="P2"/>
      <text:p text:style-name="P2">THE HARD QUESTION:</text:p>
      <text:p text:style-name="P2">- What is the allowable strength of a lap weld in compression?</text:p>
      <text:p text:style-name="P2">- How would I analyze the compressive behavior of the split 4" column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05:51:07.985000000</meta:creation-date>
    <dc:date>2018-10-13T18:48:14.840000000</dc:date>
    <meta:editing-duration>PT11M48S</meta:editing-duration>
    <meta:editing-cycles>1</meta:editing-cycles>
    <meta:document-statistic meta:table-count="0" meta:image-count="0" meta:object-count="0" meta:page-count="1" meta:paragraph-count="21" meta:word-count="185" meta:character-count="994" meta:non-whitespace-character-count="825"/>
    <meta:generator>LibreOffice/6.0.5.2$Windows_X86_64 LibreOffice_project/54c8cbb85f300ac59db32fe8a675ff7683cd5a16</meta:generator>
  </office:meta>
</office:document-meta>
</file>